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pm init –yes</text:p>
      <text:p text:style-name="Standard"/>
      <text:p text:style-name="Standard">npm i mysql</text:p>
      <text:p text:style-name="Standard"/>
      <text:p text:style-name="Standard">npm i expre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5:48:50.139009694</meta:creation-date>
    <dc:date>2023-11-29T19:43:36.791240486</dc:date>
    <meta:editing-duration>PT3H44M36S</meta:editing-duration>
    <meta:editing-cycles>1</meta:editing-cycles>
    <meta:document-statistic meta:table-count="0" meta:image-count="0" meta:object-count="0" meta:page-count="1" meta:paragraph-count="3" meta:word-count="9" meta:character-count="37" meta:non-whitespace-character-count="31"/>
    <meta:generator>LibreOffice/7.3.7.2$Linux_X86_64 LibreOffice_project/30$Build-2</meta:generator>
  </office:meta>
</office:document-meta>
</file>